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anut Sauce</text:p>
      <text:p text:style-name="Standard"/>
      <text:p text:style-name="P2">Combine:</text:p>
      <text:p text:style-name="Standard">¾ cup peanut butter</text:p>
      <text:p text:style-name="Standard">¼ cup rice vinegar</text:p>
      <text:p text:style-name="Standard">1/3 cup soy sauce</text:p>
      <text:p text:style-name="Standard">3 tbsp honey</text:p>
      <text:p text:style-name="Standard">1 ½ tsp ginger</text:p>
      <text:p text:style-name="Standard">1-2 garlic cloves, minced</text:p>
      <text:p text:style-name="Standard">¼ tsp red pepper flakes</text:p>
      <text:p text:style-name="Standard"/>
      <text:p text:style-name="P2">Add:</text:p>
      <text:p text:style-name="Standard">2-4 tsp coconut milk until desired consistency</text:p>
      <text:p text:style-name="Standard"/>
      <text:p text:style-name="P2">Garnish:</text:p>
      <text:p text:style-name="Standard">Chopped roasted peanuts</text:p>
      <text:p text:style-name="Standard">red pepper slices</text:p>
      <text:p text:style-name="Standard"/>
      <text:p text:style-name="P4"/>
      <text:p text:style-name="Standard"/>
      <text:p text:style-name="Standard"/>
      <text:p text:style-name="Standard">½ cup peanut butter</text:p>
      <text:p text:style-name="Standard">2 tbsp soy sauce</text:p>
      <text:p text:style-name="Standard">1 tbsp rice vinegar</text:p>
      <text:p text:style-name="Standard">1-2 tbsp brown sugar (depending on if peanut butter is already sweetened)</text:p>
      <text:p text:style-name="Standard">2 tsp chili garlic sauce</text:p>
      <text:p text:style-name="Standard">1 tbsp lime juice</text:p>
      <text:p text:style-name="Standard">3 garlic cloves</text:p>
      <text:p text:style-name="Standard">1 tbsp ginger</text:p>
      <text:p text:style-name="Standard"/>
      <text:p text:style-name="P2">Add until desired consistency:</text:p>
      <text:p text:style-name="Standard">2-4 tbsp warm water (would coconut water or chicken stock be good?) </text:p>
      <text:p text:style-name="Standard"/>
      <text:p text:style-name="P4"/>
      <text:p text:style-name="Standard"/>
      <text:p text:style-name="Standard"/>
      <text:p text:style-name="P2">Saute</text:p>
      <text:p text:style-name="Standard">1 tbsp vegetable oil</text:p>
      <text:p text:style-name="Standard">1 tbsp garlic, minced</text:p>
      <text:p text:style-name="Standard"/>
      <text:p text:style-name="Standard">After garlic browns, add:</text:p>
      <text:p text:style-name="Standard">5 (4) tbsp hoisin sauce</text:p>
      <text:p text:style-name="Standard">5 (7) tbsp broth (pork broth, or beef broth)</text:p>
      <text:p text:style-name="Standard"><text:span text:style-name="T1">1 (2) </text:span><text:s/>tbsp peanut butter (I used 1 tbsp before, but I think it would need more)</text:p>
      <text:p text:style-name="Standard">1 tbsp suga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5T19:57:30.04</meta:creation-date>
    <dc:date>2020-05-04T20:25:37.90</dc:date>
    <meta:editing-duration>P5DT7H19M32S</meta:editing-duration>
    <meta:editing-cycles>8</meta:editing-cycles>
    <meta:generator>OpenOffice/4.1.4$Win32 OpenOffice.org_project/414m5$Build-9788</meta:generator>
    <meta:document-statistic meta:table-count="0" meta:image-count="0" meta:object-count="0" meta:page-count="1" meta:paragraph-count="32" meta:word-count="148" meta:character-count="770"/>
  </office:meta>
</office:document-meta>
</file>